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38in"/>
    </style:style>
    <style:style style:name="co2" style:family="table-column">
      <style:table-column-properties fo:break-before="auto" style:column-width="3.9752in"/>
    </style:style>
    <style:style style:name="co3" style:family="table-column">
      <style:table-column-properties fo:break-before="auto" style:column-width="4.0945in"/>
    </style:style>
    <style:style style:name="co4" style:family="table-column">
      <style:table-column-properties fo:break-before="auto" style:column-width="1.449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Cockfights</text:p>
          </table:table-cell>
          <table:table-cell office:value-type="string">
            <text:p>A Gypsy curse</text:p>
          </table:table-cell>
          <table:table-cell office:value-type="string">
            <text:p>Dead parents</text:p>
          </table:table-cell>
          <table:table-cell table:number-columns-repeated="3"/>
        </table:table-row>
        <table:table-row table:style-name="ro1">
          <table:table-cell office:value-type="string">
            <text:p>Friendly fire</text:p>
          </table:table-cell>
          <table:table-cell office:value-type="string">
            <text:p>A moment of silence</text:p>
          </table:table-cell>
          <table:table-cell office:value-type="string">
            <text:p>Object permanence</text:p>
          </table:table-cell>
          <table:table-cell table:number-columns-repeated="3"/>
        </table:table-row>
        <table:table-row table:style-name="ro1">
          <table:table-cell office:value-type="string">
            <text:p>Ronald Reagan</text:p>
          </table:table-cell>
          <table:table-cell office:value-type="string">
            <text:p>A sausage festival</text:p>
          </table:table-cell>
          <table:table-cell office:value-type="string">
            <text:p>Opposable thumbs</text:p>
          </table:table-cell>
          <table:table-cell table:number-columns-repeated="3"/>
        </table:table-row>
        <table:table-row table:style-name="ro1">
          <table:table-cell office:value-type="string">
            <text:p>A disappointing birthday party</text:p>
          </table:table-cell>
          <table:table-cell office:value-type="string">
            <text:p>An honest cop with nothing left to lose</text:p>
          </table:table-cell>
          <table:table-cell office:value-type="string">
            <text:p>Racially-biased SAT questions</text:p>
          </table:table-cell>
          <table:table-cell table:number-columns-repeated="3"/>
        </table:table-row>
        <table:table-row table:style-name="ro1">
          <table:table-cell office:value-type="string">
            <text:p>A sassy black woman</text:p>
          </table:table-cell>
          <table:table-cell office:value-type="string">
            <text:p>Famine</text:p>
          </table:table-cell>
          <table:table-cell office:value-type="string">
            <text:p>Jibber-jabber</text:p>
          </table:table-cell>
          <table:table-cell table:number-columns-repeated="3"/>
        </table:table-row>
        <table:table-row table:style-name="ro1">
          <table:table-cell office:value-type="string">
            <text:p>Mathletes</text:p>
          </table:table-cell>
          <table:table-cell office:value-type="string">
            <text:p>Flesh-eating bacteria</text:p>
          </table:table-cell>
          <table:table-cell office:value-type="string">
            <text:p>Chainsaws for hands</text:p>
          </table:table-cell>
          <table:table-cell table:number-columns-repeated="3"/>
        </table:table-row>
        <table:table-row table:style-name="ro1">
          <table:table-cell office:value-type="string">
            <text:p>A tiny horse</text:p>
          </table:table-cell>
          <table:table-cell office:value-type="string">
            <text:p>Flying sex snakes</text:p>
          </table:table-cell>
          <table:table-cell office:value-type="string">
            <text:p>Nicolas Cage</text:p>
          </table:table-cell>
          <table:table-cell table:number-columns-repeated="3"/>
        </table:table-row>
        <table:table-row table:style-name="ro1">
          <table:table-cell office:value-type="string">
            <text:p>William Shatner</text:p>
          </table:table-cell>
          <table:table-cell office:value-type="string">
            <text:p>Not giving a shit about the Third World</text:p>
          </table:table-cell>
          <table:table-cell office:value-type="string">
            <text:p>Child beauty pageants</text:p>
          </table:table-cell>
          <table:table-cell table:number-columns-repeated="3"/>
        </table:table-row>
        <table:table-row table:style-name="ro1">
          <table:table-cell office:value-type="string">
            <text:p>Riding off into the sunset</text:p>
          </table:table-cell>
          <table:table-cell office:value-type="string">
            <text:p>Sexting</text:p>
          </table:table-cell>
          <table:table-cell office:value-type="string">
            <text:p>Explosions</text:p>
          </table:table-cell>
          <table:table-cell table:number-columns-repeated="3"/>
        </table:table-row>
        <table:table-row table:style-name="ro2">
          <table:table-cell office:value-type="string">
            <text:p>An M. Night Shyamalan plot twist</text:p>
          </table:table-cell>
          <table:table-cell office:value-type="string">
            <text:p>Sniffing glue</text:p>
          </table:table-cell>
          <table:table-cell office:value-type="string">
            <text:p>Shapeshifters</text:p>
          </table:table-cell>
          <table:table-cell table:number-columns-repeated="3"/>
        </table:table-row>
        <table:table-row table:style-name="ro1">
          <table:table-cell office:value-type="string">
            <text:p>Jew-fros</text:p>
          </table:table-cell>
          <table:table-cell office:value-type="string">
            <text:p>Porn stars</text:p>
          </table:table-cell>
          <table:table-cell office:value-type="string">
            <text:p>Glenn Beck being harried by a swarm of buzzards</text:p>
          </table:table-cell>
          <table:table-cell table:number-columns-repeated="3"/>
        </table:table-row>
        <table:table-row table:style-name="ro1">
          <table:table-cell office:value-type="string">
            <text:p>Mutually-assured destruction</text:p>
          </table:table-cell>
          <table:table-cell office:value-type="string">
            <text:p>Raping and pillaging</text:p>
          </table:table-cell>
          <table:table-cell office:value-type="string">
            <text:p>Repression</text:p>
          </table:table-cell>
          <table:table-cell table:number-columns-repeated="3"/>
        </table:table-row>
        <table:table-row table:style-name="ro1">
          <table:table-cell office:value-type="string">
            <text:p>Pedophiles</text:p>
          </table:table-cell>
          <table:table-cell office:value-type="string">
            <text:p>72 virgins</text:p>
          </table:table-cell>
          <table:table-cell office:value-type="string">
            <text:p>Roofies</text:p>
          </table:table-cell>
          <table:table-cell table:number-columns-repeated="3"/>
        </table:table-row>
        <table:table-row table:style-name="ro1">
          <table:table-cell office:value-type="string">
            <text:p>Yeast</text:p>
          </table:table-cell>
          <table:table-cell office:value-type="string">
            <text:p>A drive-by shooting</text:p>
          </table:table-cell>
          <table:table-cell office:value-type="string">
            <text:p>My vagina</text:p>
          </table:table-cell>
          <table:table-cell table:number-columns-repeated="3"/>
        </table:table-row>
        <table:table-row table:style-name="ro1">
          <table:table-cell office:value-type="string">
            <text:p>Grave robbing</text:p>
          </table:table-cell>
          <table:table-cell office:value-type="string">
            <text:p>A time travel paradox</text:p>
          </table:table-cell>
          <table:table-cell office:value-type="string">
            <text:p>Assless chaps</text:p>
          </table:table-cell>
          <table:table-cell table:number-columns-repeated="3"/>
        </table:table-row>
        <table:table-row table:style-name="ro1">
          <table:table-cell office:value-type="string">
            <text:p>Eating the last known bison</text:p>
          </table:table-cell>
          <table:table-cell office:value-type="string">
            <text:p>Authentic Mexican cuisine</text:p>
          </table:table-cell>
          <table:table-cell office:value-type="string">
            <text:p>A murder most foul</text:p>
          </table:table-cell>
          <table:table-cell table:number-columns-repeated="3"/>
        </table:table-row>
        <table:table-row table:style-name="ro1">
          <table:table-cell office:value-type="string">
            <text:p>Catapults</text:p>
          </table:table-cell>
          <table:table-cell office:value-type="string">
            <text:p>Bling</text:p>
          </table:table-cell>
          <table:table-cell office:value-type="string">
            <text:p>Giving 110 percent</text:p>
          </table:table-cell>
          <table:table-cell table:number-columns-repeated="3"/>
        </table:table-row>
        <table:table-row table:style-name="ro1">
          <table:table-cell office:value-type="string">
            <text:p>Poor people</text:p>
          </table:table-cell>
          <table:table-cell office:value-type="string">
            <text:p>Consultants</text:p>
          </table:table-cell>
          <table:table-cell office:value-type="string">
            <text:p>Her Royal Highness, Queen Elizabeth II</text:p>
          </table:table-cell>
          <table:table-cell table:number-columns-repeated="3"/>
        </table:table-row>
        <table:table-row table:style-name="ro1">
          <table:table-cell office:value-type="string">
            <text:p>Forgetting the Alamo</text:p>
          </table:table-cell>
          <table:table-cell office:value-type="string">
            <text:p>Crippling debt</text:p>
          </table:table-cell>
          <table:table-cell office:value-type="string">
            <text:p>The Trail of Tears</text:p>
          </table:table-cell>
          <table:table-cell table:number-columns-repeated="3"/>
        </table:table-row>
        <table:table-row table:style-name="ro1">
          <table:table-cell office:value-type="string">
            <text:p>The Hustle</text:p>
          </table:table-cell>
          <table:table-cell office:value-type="string">
            <text:p>Daddy issues</text:p>
          </table:table-cell>
          <table:table-cell office:value-type="string">
            <text:p>Being marginalized</text:p>
          </table:table-cell>
          <table:table-cell table:number-columns-repeated="3"/>
        </table:table-row>
        <table:table-row table:style-name="ro2">
          <table:table-cell office:value-type="string">
            <text:p>The Force</text:p>
          </table:table-cell>
          <table:table-cell office:value-type="string">
            <text:p>The Donald Trump Seal of Approval</text:p>
          </table:table-cell>
          <table:table-cell office:value-type="string">
            <text:p>Goblins</text:p>
          </table:table-cell>
          <table:table-cell table:number-columns-repeated="3"/>
        </table:table-row>
        <table:table-row table:style-name="ro1">
          <table:table-cell office:value-type="string">
            <text:p>Wiping her butt</text:p>
          </table:table-cell>
          <table:table-cell office:value-type="string">
            <text:p>Dropping a chandelier on your enemies and riding the rope up</text:p>
          </table:table-cell>
          <table:table-cell office:value-type="string">
            <text:p>Hope</text:p>
          </table:table-cell>
          <table:table-cell table:number-columns-repeated="3"/>
        </table:table-row>
        <table:table-row table:style-name="ro1">
          <table:table-cell office:value-type="string">
            <text:p>Intelligent design</text:p>
          </table:table-cell>
          <table:table-cell office:value-type="string">
            <text:p>Former President George W. Bush</text:p>
          </table:table-cell>
          <table:table-cell office:value-type="string">
            <text:p>The Rev. Dr. Martin Luther King, Jr.</text:p>
          </table:table-cell>
          <table:table-cell table:number-columns-repeated="3"/>
        </table:table-row>
        <table:table-row table:style-name="ro1">
          <table:table-cell office:value-type="string">
            <text:p>Loose lips</text:p>
          </table:table-cell>
          <table:table-cell office:value-type="string">
            <text:p>Full frontal nudity</text:p>
          </table:table-cell>
          <table:table-cell office:value-type="string">
            <text:p>A micro-penis</text:p>
          </table:table-cell>
          <table:table-cell table:number-columns-repeated="3"/>
        </table:table-row>
        <table:table-row table:style-name="ro1">
          <table:table-cell office:value-type="string">
            <text:p>AIDS</text:p>
          </table:table-cell>
          <table:table-cell office:value-type="string">
            <text:p>Hormone injections</text:p>
          </table:table-cell>
          <table:table-cell office:value-type="string">
            <text:p>My soul</text:p>
          </table:table-cell>
          <table:table-cell table:number-columns-repeated="3"/>
        </table:table-row>
        <table:table-row table:style-name="ro1">
          <table:table-cell office:value-type="string">
            <text:p>Pictures of boobs</text:p>
          </table:table-cell>
          <table:table-cell office:value-type="string">
            <text:p>Laying an egg</text:p>
          </table:table-cell>
          <table:table-cell office:value-type="string">
            <text:p>A hot mess</text:p>
          </table:table-cell>
          <table:table-cell table:number-columns-repeated="3"/>
        </table:table-row>
        <table:table-row table:style-name="ro2">
          <table:table-cell office:value-type="string">
            <text:p>The <text:span text:style-name="T1">Ü</text:span>bermensch</text:p>
          </table:table-cell>
          <table:table-cell office:value-type="string">
            <text:p>Getting naked and watching Nickelodeon</text:p>
          </table:table-cell>
          <table:table-cell office:value-type="string">
            <text:p>Vikings</text:p>
          </table:table-cell>
          <table:table-cell table:number-columns-repeated="3"/>
        </table:table-row>
        <table:table-row table:style-name="ro1">
          <table:table-cell office:value-type="string">
            <text:p>Sarah Palin</text:p>
          </table:table-cell>
          <table:table-cell office:value-type="string">
            <text:p>Pretending to care</text:p>
          </table:table-cell>
          <table:table-cell office:value-type="string">
            <text:p>Hot people</text:p>
          </table:table-cell>
          <table:table-cell table:number-columns-repeated="3"/>
        </table:table-row>
        <table:table-row table:style-name="ro1">
          <table:table-cell office:value-type="string">
            <text:p>American Gladiators</text:p>
          </table:table-cell>
          <table:table-cell office:value-type="string">
            <text:p>Public ridicule</text:p>
          </table:table-cell>
          <table:table-cell office:value-type="string">
            <text:p>Seduction</text:p>
          </table:table-cell>
          <table:table-cell table:number-columns-repeated="3"/>
        </table:table-row>
        <table:table-row table:style-name="ro1">
          <table:table-cell office:value-type="string">
            <text:p>Getting really high</text:p>
          </table:table-cell>
          <table:table-cell office:value-type="string">
            <text:p>Sharing needles</text:p>
          </table:table-cell>
          <table:table-cell office:value-type="string">
            <text:p>An Oedipus complex</text:p>
          </table:table-cell>
          <table:table-cell table:number-columns-repeated="3"/>
        </table:table-row>
        <table:table-row table:style-name="ro1">
          <table:table-cell office:value-type="string">
            <text:p>Scientology</text:p>
          </table:table-cell>
          <table:table-cell office:value-type="string">
            <text:p>Boogers</text:p>
          </table:table-cell>
          <table:table-cell office:value-type="string">
            <text:p>Geese</text:p>
          </table:table-cell>
          <table:table-cell table:number-columns-repeated="3"/>
        </table:table-row>
        <table:table-row table:style-name="ro1">
          <table:table-cell office:value-type="string">
            <text:p>Penis envy</text:p>
          </table:table-cell>
          <table:table-cell office:value-type="string">
            <text:p>The inevitable heat death of the universe</text:p>
          </table:table-cell>
          <table:table-cell office:value-type="string">
            <text:p>Global warming</text:p>
          </table:table-cell>
          <table:table-cell table:number-columns-repeated="3"/>
        </table:table-row>
        <table:table-row table:style-name="ro1">
          <table:table-cell office:value-type="string">
            <text:p>Praying the gay away</text:p>
          </table:table-cell>
          <table:table-cell office:value-type="string">
            <text:p>The miracle of childbirth</text:p>
          </table:table-cell>
          <table:table-cell office:value-type="string">
            <text:p>New Age music</text:p>
          </table:table-cell>
          <table:table-cell table:number-columns-repeated="3"/>
        </table:table-row>
        <table:table-row table:style-name="ro1">
          <table:table-cell office:value-type="string">
            <text:p>Frolicking</text:p>
          </table:table-cell>
          <table:table-cell office:value-type="string">
            <text:p>The Rapture</text:p>
          </table:table-cell>
          <table:table-cell office:value-type="string">
            <text:p>Hot Pockets</text:p>
          </table:table-cell>
          <table:table-cell table:number-columns-repeated="3"/>
        </table:table-row>
        <table:table-row table:style-name="ro1">
          <table:table-cell office:value-type="string">
            <text:p>Two midgets shitting into a bucket</text:p>
          </table:table-cell>
          <table:table-cell office:value-type="string">
            <text:p>Whipping it out</text:p>
          </table:table-cell>
          <table:table-cell office:value-type="string">
            <text:p>Making a pouty face</text:p>
          </table:table-cell>
          <table:table-cell table:number-columns-repeated="3"/>
        </table:table-row>
        <table:table-row table:style-name="ro1">
          <table:table-cell office:value-type="string">
            <text:p>The KKK</text:p>
          </table:table-cell>
          <table:table-cell office:value-type="string">
            <text:p>White privilege</text:p>
          </table:table-cell>
          <table:table-cell office:value-type="string">
            <text:p>Vehicular manslaughter</text:p>
          </table:table-cell>
          <table:table-cell table:number-columns-repeated="3"/>
        </table:table-row>
        <table:table-row table:style-name="ro1">
          <table:table-cell office:value-type="string">
            <text:p>Genghis Khan</text:p>
          </table:table-cell>
          <table:table-cell office:value-type="string">
            <text:p>Wifely duties</text:p>
          </table:table-cell>
          <table:table-cell office:value-type="string">
            <text:p>Women's suffrage</text:p>
          </table:table-cell>
          <table:table-cell table:number-columns-repeated="3"/>
        </table:table-row>
        <table:table-row table:style-name="ro1">
          <table:table-cell office:value-type="string">
            <text:p>Crystal meth</text:p>
          </table:table-cell>
          <table:table-cell office:value-type="string">
            <text:p>The Hamburglar</text:p>
          </table:table-cell>
          <table:table-cell office:value-type="string">
            <text:p>A defective condom</text:p>
          </table:table-cell>
          <table:table-cell table:number-columns-repeated="3"/>
        </table:table-row>
        <table:table-row table:style-name="ro1">
          <table:table-cell office:value-type="string">
            <text:p>Serfdom</text:p>
          </table:table-cell>
          <table:table-cell office:value-type="string">
            <text:p>AXE Body Spray</text:p>
          </table:table-cell>
          <table:table-cell office:value-type="string">
            <text:p>Judge Judy</text:p>
          </table:table-cell>
          <table:table-cell table:number-columns-repeated="3"/>
        </table:table-row>
        <table:table-row table:style-name="ro1">
          <table:table-cell office:value-type="string">
            <text:p>Stranger danger</text:p>
          </table:table-cell>
          <table:table-cell office:value-type="string">
            <text:p>The Blood of Christ</text:p>
          </table:table-cell>
          <table:table-cell office:value-type="string">
            <text:p>African children</text:p>
          </table:table-cell>
          <table:table-cell table:number-columns-repeated="3"/>
        </table:table-row>
        <table:table-row table:style-name="ro2">
          <table:table-cell office:value-type="string">
            <text:p>A Bop It</text:p>
          </table:table-cell>
          <table:table-cell office:value-type="string">
            <text:p>Horrifying laser hair removal accidents</text:p>
          </table:table-cell>
          <table:table-cell office:value-type="string">
            <text:p>The Virginia Tech Massacre</text:p>
          </table:table-cell>
          <table:table-cell table:number-columns-repeated="3"/>
        </table:table-row>
        <table:table-row table:style-name="ro2">
          <table:table-cell office:value-type="string">
            <text:p>Shaquille O'Neal's acting career</text:p>
          </table:table-cell>
          <table:table-cell office:value-type="string">
            <text:p>BATMAN!!!</text:p>
          </table:table-cell>
          <table:table-cell office:value-type="string">
            <text:p>Barack Obama</text:p>
          </table:table-cell>
          <table:table-cell table:number-columns-repeated="3"/>
        </table:table-row>
        <table:table-row table:style-name="ro1">
          <table:table-cell office:value-type="string">
            <text:p>Prancing</text:p>
          </table:table-cell>
          <table:table-cell office:value-type="string">
            <text:p>Agriculture</text:p>
          </table:table-cell>
          <table:table-cell office:value-type="string">
            <text:p>Asians who aren't good at math</text:p>
          </table:table-cell>
          <table:table-cell table:number-columns-repeated="3"/>
        </table:table-row>
        <table:table-row table:style-name="ro1">
          <table:table-cell office:value-type="string">
            <text:p>Vigilante justice</text:p>
          </table:table-cell>
          <table:table-cell office:value-type="string">
            <text:p>A robust mongoloid</text:p>
          </table:table-cell>
          <table:table-cell office:value-type="string">
            <text:p>Elderly Japanese men</text:p>
          </table:table-cell>
          <table:table-cell table:number-columns-repeated="3"/>
        </table:table-row>
        <table:table-row table:style-name="ro1">
          <table:table-cell office:value-type="string">
            <text:p>Overcompensation</text:p>
          </table:table-cell>
          <table:table-cell office:value-type="string">
            <text:p>Natural selection</text:p>
          </table:table-cell>
          <table:table-cell office:value-type="string">
            <text:p>Exchanging pleasantries</text:p>
          </table:table-cell>
          <table:table-cell table:number-columns-repeated="3"/>
        </table:table-row>
        <table:table-row table:style-name="ro1">
          <table:table-cell office:value-type="string">
            <text:p>Pixelated bukkake</text:p>
          </table:table-cell>
          <table:table-cell office:value-type="string">
            <text:p>Coat hanger abortions</text:p>
          </table:table-cell>
          <table:table-cell office:value-type="string">
            <text:p>Heteronormativity</text:p>
          </table:table-cell>
          <table:table-cell table:number-columns-repeated="3"/>
        </table:table-row>
        <table:table-row table:style-name="ro1">
          <table:table-cell office:value-type="string">
            <text:p>A lifetime of sadness</text:p>
          </table:table-cell>
          <table:table-cell office:value-type="string">
            <text:p>Eating all of the cookies before the AIDS bake-sale</text:p>
          </table:table-cell>
          <table:table-cell office:value-type="string">
            <text:p>Parting the Red Sea</text:p>
          </table:table-cell>
          <table:table-cell table:number-columns-repeated="3"/>
        </table:table-row>
        <table:table-row table:style-name="ro1">
          <table:table-cell office:value-type="string">
            <text:p>Racism</text:p>
          </table:table-cell>
          <table:table-cell office:value-type="string">
            <text:p>Michelle Obama's arms</text:p>
          </table:table-cell>
          <table:table-cell office:value-type="string">
            <text:p>Arnold Schwarzenegger</text:p>
          </table:table-cell>
          <table:table-cell table:number-columns-repeated="3"/>
        </table:table-row>
        <table:table-row table:style-name="ro1">
          <table:table-cell office:value-type="string">
            <text:p>Dwarf tossing</text:p>
          </table:table-cell>
          <table:table-cell office:value-type="string">
            <text:p>The World of Warcraft</text:p>
          </table:table-cell>
          <table:table-cell office:value-type="string">
            <text:p>Road head</text:p>
          </table:table-cell>
          <table:table-cell table:number-columns-repeated="3"/>
        </table:table-row>
        <table:table-row table:style-name="ro1">
          <table:table-cell office:value-type="string">
            <text:p>Sunshine and rainbows</text:p>
          </table:table-cell>
          <table:table-cell office:value-type="string">
            <text:p>Swooping</text:p>
          </table:table-cell>
          <table:table-cell office:value-type="string">
            <text:p>Spectacular abs</text:p>
          </table:table-cell>
          <table:table-cell table:number-columns-repeated="3"/>
        </table:table-row>
        <table:table-row table:style-name="ro1">
          <table:table-cell office:value-type="string">
            <text:p>A monkey smoking a cigar</text:p>
          </table:table-cell>
          <table:table-cell office:value-type="string">
            <text:p>Obesity</text:p>
          </table:table-cell>
          <table:table-cell office:value-type="string">
            <text:p>Figgy pudding</text:p>
          </table:table-cell>
          <table:table-cell table:number-columns-repeated="3"/>
        </table:table-row>
        <table:table-row table:style-name="ro1">
          <table:table-cell office:value-type="string">
            <text:p>Flash flooding</text:p>
          </table:table-cell>
          <table:table-cell office:value-type="string">
            <text:p>A homoerotic volleyball montage</text:p>
          </table:table-cell>
          <table:table-cell office:value-type="string">
            <text:p>A mopey zoo lion</text:p>
          </table:table-cell>
          <table:table-cell table:number-columns-repeated="3"/>
        </table:table-row>
        <table:table-row table:style-name="ro1">
          <table:table-cell office:value-type="string">
            <text:p>Lance Armstrong's missing testicle</text:p>
          </table:table-cell>
          <table:table-cell office:value-type="string">
            <text:p>Lockjaw</text:p>
          </table:table-cell>
          <table:table-cell office:value-type="string">
            <text:p>A bag of magic beans</text:p>
          </table:table-cell>
          <table:table-cell table:number-columns-repeated="3"/>
        </table:table-row>
        <table:table-row table:style-name="ro1">
          <table:table-cell office:value-type="string">
            <text:p>Dry heaving</text:p>
          </table:table-cell>
          <table:table-cell office:value-type="string">
            <text:p>A mating display</text:p>
          </table:table-cell>
          <table:table-cell office:value-type="string">
            <text:p>Poor life choices</text:p>
          </table:table-cell>
          <table:table-cell table:number-columns-repeated="3"/>
        </table:table-row>
        <table:table-row table:style-name="ro1">
          <table:table-cell office:value-type="string">
            <text:p>The terrorists</text:p>
          </table:table-cell>
          <table:table-cell office:value-type="string">
            <text:p>Testicular torsion</text:p>
          </table:table-cell>
          <table:table-cell office:value-type="string">
            <text:p>My sex life</text:p>
          </table:table-cell>
          <table:table-cell table:number-columns-repeated="3"/>
        </table:table-row>
        <table:table-row table:style-name="ro2">
          <table:table-cell office:value-type="string">
            <text:p>Linsday Lohan at 55</text:p>
          </table:table-cell>
          <table:table-cell office:value-type="string">
            <text:p>All-you-can-eat shrimp for $4.99</text:p>
          </table:table-cell>
          <table:table-cell office:value-type="string">
            <text:p>Auschwitz</text:p>
          </table:table-cell>
          <table:table-cell table:number-columns-repeated="3"/>
        </table:table-row>
        <table:table-row table:style-name="ro2">
          <table:table-cell office:value-type="string">
            <text:p>Attitude</text:p>
          </table:table-cell>
          <table:table-cell office:value-type="string">
            <text:p>Domino's Oreo Dessert Pizza</text:p>
          </table:table-cell>
          <table:table-cell office:value-type="string">
            <text:p>A snapping turtle biting the tip of your penis</text:p>
          </table:table-cell>
          <table:table-cell table:number-columns-repeated="3"/>
        </table:table-row>
        <table:table-row table:style-name="ro1">
          <table:table-cell office:value-type="string">
            <text:p>Breaking out into song and dance</text:p>
          </table:table-cell>
          <table:table-cell office:value-type="string">
            <text:p>Kanye West</text:p>
          </table:table-cell>
          <table:table-cell office:value-type="string">
            <text:p>A thermonuclear detonation</text:p>
          </table:table-cell>
          <table:table-cell table:number-columns-repeated="3"/>
        </table:table-row>
        <table:table-row table:style-name="ro1">
          <table:table-cell office:value-type="string">
            <text:p>Leprosy</text:p>
          </table:table-cell>
          <table:table-cell office:value-type="string">
            <text:p>Hot cheese</text:p>
          </table:table-cell>
          <table:table-cell office:value-type="string">
            <text:p>The clitoris</text:p>
          </table:table-cell>
          <table:table-cell table:number-columns-repeated="3"/>
        </table:table-row>
        <table:table-row table:style-name="ro1">
          <table:table-cell office:value-type="string">
            <text:p>Gloryholes</text:p>
          </table:table-cell>
          <table:table-cell office:value-type="string">
            <text:p>Raptor attacks</text:p>
          </table:table-cell>
          <table:table-cell office:value-type="string">
            <text:p>The Big Bang</text:p>
          </table:table-cell>
          <table:table-cell table:number-columns-repeated="3"/>
        </table:table-row>
        <table:table-row table:style-name="ro1">
          <table:table-cell office:value-type="string">
            <text:p>Nipple blades</text:p>
          </table:table-cell>
          <table:table-cell office:value-type="string">
            <text:p>Taking off your shirt</text:p>
          </table:table-cell>
          <table:table-cell office:value-type="string">
            <text:p>Land mines</text:p>
          </table:table-cell>
          <table:table-cell table:number-columns-repeated="3"/>
        </table:table-row>
        <table:table-row table:style-name="ro1">
          <table:table-cell office:value-type="string">
            <text:p>The heart of a child</text:p>
          </table:table-cell>
          <table:table-cell office:value-type="string">
            <text:p>Smegma</text:p>
          </table:table-cell>
          <table:table-cell office:value-type="string">
            <text:p>Friends who eat all the snacks</text:p>
          </table:table-cell>
          <table:table-cell table:number-columns-repeated="3"/>
        </table:table-row>
        <table:table-row table:style-name="ro1">
          <table:table-cell office:value-type="string">
            <text:p>Puppies!</text:p>
          </table:table-cell>
          <table:table-cell office:value-type="string">
            <text:p>Alcoholism</text:p>
          </table:table-cell>
          <table:table-cell office:value-type="string">
            <text:p>Goats eating cans</text:p>
          </table:table-cell>
          <table:table-cell table:number-columns-repeated="3"/>
        </table:table-row>
        <table:table-row table:style-name="ro1">
          <table:table-cell office:value-type="string">
            <text:p>Waking up half-naked in a Denny's parking lot</text:p>
          </table:table-cell>
          <table:table-cell office:value-type="string">
            <text:p>A middle-aged man on roller skates</text:p>
          </table:table-cell>
          <table:table-cell office:value-type="string">
            <text:p>The Dance of the Sugar Plum Fairy</text:p>
          </table:table-cell>
          <table:table-cell table:number-columns-repeated="3"/>
        </table:table-row>
        <table:table-row table:style-name="ro1">
          <table:table-cell office:value-type="string">
            <text:p>Dental dams</text:p>
          </table:table-cell>
          <table:table-cell office:value-type="string">
            <text:p>The Care Bear Stare</text:p>
          </table:table-cell>
          <table:table-cell office:value-type="string">
            <text:p>Jerking off into a pool of children's tears</text:p>
          </table:table-cell>
          <table:table-cell table:number-columns-repeated="3"/>
        </table:table-row>
        <table:table-row table:style-name="ro1">
          <table:table-cell office:value-type="string">
            <text:p>Toni Morrison's vagina</text:p>
          </table:table-cell>
          <table:table-cell office:value-type="string">
            <text:p>Bingeing and purging</text:p>
          </table:table-cell>
          <table:table-cell office:value-type="string">
            <text:p>Man meat</text:p>
          </table:table-cell>
          <table:table-cell table:number-columns-repeated="3"/>
        </table:table-row>
        <table:table-row table:style-name="ro1">
          <table:table-cell office:value-type="string">
            <text:p>The taint; the grundle; the fleshy fun-bridge</text:p>
          </table:table-cell>
          <table:table-cell office:value-type="string">
            <text:p>Oversized lollipops</text:p>
          </table:table-cell>
          <table:table-cell office:value-type="string">
            <text:p>Me time</text:p>
          </table:table-cell>
          <table:table-cell table:number-columns-repeated="3"/>
        </table:table-row>
        <table:table-row table:style-name="ro1">
          <table:table-cell office:value-type="string">
            <text:p>Active listening</text:p>
          </table:table-cell>
          <table:table-cell office:value-type="string">
            <text:p>Self-loathing</text:p>
          </table:table-cell>
          <table:table-cell office:value-type="string">
            <text:p>The Underground Railroad</text:p>
          </table:table-cell>
          <table:table-cell table:number-columns-repeated="3"/>
        </table:table-row>
        <table:table-row table:style-name="ro1">
          <table:table-cell office:value-type="string">
            <text:p>Ethnic cleansing</text:p>
          </table:table-cell>
          <table:table-cell office:value-type="string">
            <text:p>Children on leashes</text:p>
          </table:table-cell>
          <table:table-cell office:value-type="string">
            <text:p>Poorly-timed Holocaust jokes</text:p>
          </table:table-cell>
          <table:table-cell table:number-columns-repeated="3"/>
        </table:table-row>
        <table:table-row table:style-name="ro1">
          <table:table-cell office:value-type="string">
            <text:p>The Little Engine That Could</text:p>
          </table:table-cell>
          <table:table-cell office:value-type="string">
            <text:p>Half-assed foreplay</text:p>
          </table:table-cell>
          <table:table-cell office:value-type="string">
            <text:p>A sea of troubles</text:p>
          </table:table-cell>
          <table:table-cell table:number-columns-repeated="3"/>
        </table:table-row>
        <table:table-row table:style-name="ro1">
          <table:table-cell office:value-type="string">
            <text:p>The invisible hand</text:p>
          </table:table-cell>
          <table:table-cell office:value-type="string">
            <text:p>The Holy Bible</text:p>
          </table:table-cell>
          <table:table-cell office:value-type="string">
            <text:p>Lumberjack fantasies</text:p>
          </table:table-cell>
          <table:table-cell table:number-columns-repeated="3"/>
        </table:table-row>
        <table:table-row table:style-name="ro1">
          <table:table-cell office:value-type="string">
            <text:p>Waiting 'til marriage</text:p>
          </table:table-cell>
          <table:table-cell office:value-type="string">
            <text:p>German dungeon porn</text:p>
          </table:table-cell>
          <table:table-cell office:value-type="string">
            <text:p>Morgan Freeman's voice</text:p>
          </table:table-cell>
          <table:table-cell table:number-columns-repeated="3"/>
        </table:table-row>
        <table:table-row table:style-name="ro1">
          <table:table-cell office:value-type="string">
            <text:p>Unfathomable stupidity</text:p>
          </table:table-cell>
          <table:table-cell office:value-type="string">
            <text:p>Being on fire</text:p>
          </table:table-cell>
          <table:table-cell office:value-type="string">
            <text:p>Women in yogurt commercials</text:p>
          </table:table-cell>
          <table:table-cell table:number-columns-repeated="3"/>
        </table:table-row>
        <table:table-row table:style-name="ro2">
          <table:table-cell office:value-type="string">
            <text:p>Euphoria by Calvin Klein</text:p>
          </table:table-cell>
          <table:table-cell office:value-type="string">
            <text:p>Teenage pregnancy</text:p>
          </table:table-cell>
          <table:table-cell office:value-type="string">
            <text:p>Natural male enhancement</text:p>
          </table:table-cell>
          <table:table-cell table:number-columns-repeated="3"/>
        </table:table-row>
        <table:table-row table:style-name="ro1">
          <table:table-cell office:value-type="string">
            <text:p>Re-gifting</text:p>
          </table:table-cell>
          <table:table-cell office:value-type="string">
            <text:p>Gandhi</text:p>
          </table:table-cell>
          <table:table-cell office:value-type="string">
            <text:p>Being a motherfucking sorcerer</text:p>
          </table:table-cell>
          <table:table-cell table:number-columns-repeated="3"/>
        </table:table-row>
        <table:table-row table:style-name="ro1">
          <table:table-cell office:value-type="string">
            <text:p>Autocannibalism</text:p>
          </table:table-cell>
          <table:table-cell office:value-type="string">
            <text:p>Leaving an awkward voicemail</text:p>
          </table:table-cell>
          <table:table-cell office:value-type="string">
            <text:p>Genital piercings</text:p>
          </table:table-cell>
          <table:table-cell table:number-columns-repeated="3"/>
        </table:table-row>
        <table:table-row table:style-name="ro1">
          <table:table-cell office:value-type="string">
            <text:p>Erectile dysfunction</text:p>
          </table:table-cell>
          <table:table-cell office:value-type="string">
            <text:p>Uppercuts</text:p>
          </table:table-cell>
          <table:table-cell office:value-type="string">
            <text:p>Passable transvestites</text:p>
          </table:table-cell>
          <table:table-cell table:number-columns-repeated="3"/>
        </table:table-row>
        <table:table-row table:style-name="ro1">
          <table:table-cell office:value-type="string">
            <text:p>My collection of high-tech sex toys</text:p>
          </table:table-cell>
          <table:table-cell office:value-type="string">
            <text:p>Customer service representatives</text:p>
          </table:table-cell>
          <table:table-cell office:value-type="string">
            <text:p>Sexy pillow fights</text:p>
          </table:table-cell>
          <table:table-cell table:number-columns-repeated="3"/>
        </table:table-row>
        <table:table-row table:style-name="ro1">
          <table:table-cell office:value-type="string">
            <text:p>The Pope</text:p>
          </table:table-cell>
          <table:table-cell office:value-type="string">
            <text:p>An erection that lasts longer than four hours</text:p>
          </table:table-cell>
          <table:table-cell office:value-type="string">
            <text:p>Balls</text:p>
          </table:table-cell>
          <table:table-cell table:number-columns-repeated="3"/>
        </table:table-row>
        <table:table-row table:style-name="ro1">
          <table:table-cell office:value-type="string">
            <text:p>White people</text:p>
          </table:table-cell>
          <table:table-cell office:value-type="string">
            <text:p>My genitals</text:p>
          </table:table-cell>
          <table:table-cell office:value-type="string">
            <text:p>Grandma</text:p>
          </table:table-cell>
          <table:table-cell table:number-columns-repeated="3"/>
        </table:table-row>
        <table:table-row table:style-name="ro1">
          <table:table-cell office:value-type="string">
            <text:p>Tentacle porn</text:p>
          </table:table-cell>
          <table:table-cell office:value-type="string">
            <text:p>Picking up girls at the abortion clinic</text:p>
          </table:table-cell>
          <table:table-cell office:value-type="string">
            <text:p>Friction</text:p>
          </table:table-cell>
          <table:table-cell table:number-columns-repeated="3"/>
        </table:table-row>
        <table:table-row table:style-name="ro2">
          <table:table-cell office:value-type="string">
            <text:p>Glenn Beck convulsively vomiting as a brood of crab spiders hatches in his brain and erupts from his tear ducts</text:p>
          </table:table-cell>
          <table:table-cell office:value-type="string">
            <text:p>Science</text:p>
          </table:table-cell>
          <table:table-cell office:value-type="string">
            <text:p>Party Poopers</text:p>
          </table:table-cell>
          <table:table-cell table:number-columns-repeated="3"/>
        </table:table-row>
        <table:table-row table:style-name="ro1">
          <table:table-cell office:value-type="string">
            <text:p>Too much hair gel</text:p>
          </table:table-cell>
          <table:table-cell office:value-type="string">
            <text:p>Not reciprocating oral sex</text:p>
          </table:table-cell>
          <table:table-cell office:value-type="string">
            <text:p>Farting and walking away</text:p>
          </table:table-cell>
          <table:table-cell table:number-columns-repeated="3"/>
        </table:table-row>
        <table:table-row table:style-name="ro1">
          <table:table-cell office:value-type="string">
            <text:p>Seppuku</text:p>
          </table:table-cell>
          <table:table-cell office:value-type="string">
            <text:p>Flightless birds</text:p>
          </table:table-cell>
          <table:table-cell office:value-type="string">
            <text:p>Being a dick to children</text:p>
          </table:table-cell>
          <table:table-cell table:number-columns-repeated="3"/>
        </table:table-row>
        <table:table-row table:style-name="ro1">
          <table:table-cell office:value-type="string">
            <text:p>Same-sex ice dancing</text:p>
          </table:table-cell>
          <table:table-cell office:value-type="string">
            <text:p>A good sniff</text:p>
          </table:table-cell>
          <table:table-cell office:value-type="string">
            <text:p>Booby-trapping the house to foil burglars</text:p>
          </table:table-cell>
          <table:table-cell table:number-columns-repeated="3"/>
        </table:table-row>
        <table:table-row table:style-name="ro2">
          <table:table-cell office:value-type="string">
            <text:p>Cheating in the Special Olympics</text:p>
          </table:table-cell>
          <table:table-cell office:value-type="string">
            <text:p>Waterboarding</text:p>
          </table:table-cell>
          <table:table-cell office:value-type="string">
            <text:p>The Tempur-Pedic Swedish Sleep System</text:p>
          </table:table-cell>
          <table:table-cell table:number-columns-repeated="3"/>
        </table:table-row>
        <table:table-row table:style-name="ro1">
          <table:table-cell office:value-type="string">
            <text:p>Charisma</text:p>
          </table:table-cell>
          <table:table-cell office:value-type="string">
            <text:p>A balanced breakfast</text:p>
          </table:table-cell>
          <table:table-cell office:value-type="string">
            <text:p>Dying</text:p>
          </table:table-cell>
          <table:table-cell table:number-columns-repeated="3"/>
        </table:table-row>
        <table:table-row table:style-name="ro1">
          <table:table-cell office:value-type="string">
            <text:p>Keanu Reeves</text:p>
          </table:table-cell>
          <table:table-cell office:value-type="string">
            <text:p>Historically black colleges</text:p>
          </table:table-cell>
          <table:table-cell office:value-type="string">
            <text:p>Hurricane Katrina</text:p>
          </table:table-cell>
          <table:table-cell table:number-columns-repeated="3"/>
        </table:table-row>
        <table:table-row table:style-name="ro1">
          <table:table-cell office:value-type="string">
            <text:p>Sean Penn</text:p>
          </table:table-cell>
          <table:table-cell office:value-type="string">
            <text:p>Actually taking candy from a baby</text:p>
          </table:table-cell>
          <table:table-cell office:value-type="string">
            <text:p>The gays</text:p>
          </table:table-cell>
          <table:table-cell table:number-columns-repeated="3"/>
        </table:table-row>
        <table:table-row table:style-name="ro1">
          <table:table-cell office:value-type="string">
            <text:p>Nickelback</text:p>
          </table:table-cell>
          <table:table-cell office:value-type="string">
            <text:p>The Make-A-Wish Foundation</text:p>
          </table:table-cell>
          <table:table-cell office:value-type="string">
            <text:p>The folly of man</text:p>
          </table:table-cell>
          <table:table-cell table:number-columns-repeated="3"/>
        </table:table-row>
        <table:table-row table:style-name="ro1">
          <table:table-cell office:value-type="string">
            <text:p>A look-see</text:p>
          </table:table-cell>
          <table:table-cell office:value-type="string">
            <text:p>A clandestine butt scratch</text:p>
          </table:table-cell>
          <table:table-cell office:value-type="string">
            <text:p>Men</text:p>
          </table:table-cell>
          <table:table-cell table:number-columns-repeated="3"/>
        </table:table-row>
        <table:table-row table:style-name="ro1">
          <table:table-cell office:value-type="string">
            <text:p>Pooping back and forth. Forever.</text:p>
          </table:table-cell>
          <table:table-cell office:value-type="string">
            <text:p>The Amish</text:p>
          </table:table-cell>
          <table:table-cell office:value-type="string">
            <text:p>Passive-aggressive Post-it notes</text:p>
          </table:table-cell>
          <table:table-cell table:number-columns-repeated="3"/>
        </table:table-row>
        <table:table-row table:style-name="ro1">
          <table:table-cell office:value-type="string">
            <text:p>Menstruation</text:p>
          </table:table-cell>
          <table:table-cell office:value-type="string">
            <text:p>The Chinese gymnastics team</text:p>
          </table:table-cell>
          <table:table-cell office:value-type="string">
            <text:p>Pterodactyl eggs</text:p>
          </table:table-cell>
          <table:table-cell table:number-columns-repeated="3"/>
        </table:table-row>
        <table:table-row table:style-name="ro1">
          <table:table-cell office:value-type="string">
            <text:p>Kids with ass cancer</text:p>
          </table:table-cell>
          <table:table-cell office:value-type="string">
            <text:p>Switching to Geico</text:p>
          </table:table-cell>
          <table:table-cell office:value-type="string">
            <text:p>Team-building exercises</text:p>
          </table:table-cell>
          <table:table-cell table:number-columns-repeated="3"/>
        </table:table-row>
        <table:table-row table:style-name="ro1">
          <table:table-cell office:value-type="string">
            <text:p>A salty surprise</text:p>
          </table:table-cell>
          <table:table-cell office:value-type="string">
            <text:p>Peeing a little bit</text:p>
          </table:table-cell>
          <table:table-cell office:value-type="string">
            <text:p>A brain tumor</text:p>
          </table:table-cell>
          <table:table-cell table:number-columns-repeated="3"/>
        </table:table-row>
        <table:table-row table:style-name="ro1">
          <table:table-cell office:value-type="string">
            <text:p>The South</text:p>
          </table:table-cell>
          <table:table-cell office:value-type="string">
            <text:p>Home video of Oprah sobbing into a Lean Cuisine</text:p>
          </table:table-cell>
          <table:table-cell office:value-type="string">
            <text:p>Cards Against Humanity</text:p>
          </table:table-cell>
          <table:table-cell table:number-columns-repeated="3"/>
        </table:table-row>
        <table:table-row table:style-name="ro1">
          <table:table-cell office:value-type="string">
            <text:p>The violation of our most basic human rights</text:p>
          </table:table-cell>
          <table:table-cell office:value-type="string">
            <text:p>Nocturnal emissions</text:p>
          </table:table-cell>
          <table:table-cell office:value-type="string">
            <text:p>Fear itself</text:p>
          </table:table-cell>
          <table:table-cell table:number-columns-repeated="3"/>
        </table:table-row>
        <table:table-row table:style-name="ro1">
          <table:table-cell office:value-type="string">
            <text:p>YOU MUST CONSTRUCT ADDITIONAL PYLONS</text:p>
          </table:table-cell>
          <table:table-cell office:value-type="string">
            <text:p>The Jews</text:p>
          </table:table-cell>
          <table:table-cell office:value-type="string">
            <text:p>Lady Gaga</text:p>
          </table:table-cell>
          <table:table-cell table:number-columns-repeated="3"/>
        </table:table-row>
        <table:table-row table:style-name="ro1">
          <table:table-cell office:value-type="string">
            <text:p>Date rape</text:p>
          </table:table-cell>
          <table:table-cell office:value-type="string">
            <text:p>My humps</text:p>
          </table:table-cell>
          <table:table-cell office:value-type="string">
            <text:p>The milk man</text:p>
          </table:table-cell>
          <table:table-cell table:number-columns-repeated="3"/>
        </table:table-row>
        <table:table-row table:style-name="ro1">
          <table:table-cell office:value-type="string">
            <text:p>Being fabulous</text:p>
          </table:table-cell>
          <table:table-cell office:value-type="string">
            <text:p>Powerful thighs</text:p>
          </table:table-cell>
          <table:table-cell office:value-type="string">
            <text:p>A foul mouth</text:p>
          </table:table-cell>
          <table:table-cell table:number-columns-repeated="3"/>
        </table:table-row>
        <table:table-row table:style-name="ro1">
          <table:table-cell office:value-type="string">
            <text:p>Necrophilia</text:p>
          </table:table-cell>
          <table:table-cell office:value-type="string">
            <text:p>Winking at old people</text:p>
          </table:table-cell>
          <table:table-cell office:value-type="string">
            <text:p>A big black dick</text:p>
          </table:table-cell>
          <table:table-cell table:number-columns-repeated="3"/>
        </table:table-row>
        <table:table-row table:style-name="ro1">
          <table:table-cell office:value-type="string">
            <text:p>Centaurs</text:p>
          </table:table-cell>
          <table:table-cell office:value-type="string">
            <text:p>Mr. Clean, right behind you</text:p>
          </table:table-cell>
          <table:table-cell office:value-type="string">
            <text:p>A beached whale</text:p>
          </table:table-cell>
          <table:table-cell table:number-columns-repeated="3"/>
        </table:table-row>
        <table:table-row table:style-name="ro1">
          <table:table-cell office:value-type="string">
            <text:p>Bill Nye the Science Guy</text:p>
          </table:table-cell>
          <table:table-cell office:value-type="string">
            <text:p>A gentle caress of the inner thigh</text:p>
          </table:table-cell>
          <table:table-cell office:value-type="string">
            <text:p>A bloody pacifier</text:p>
          </table:table-cell>
          <table:table-cell table:number-columns-repeated="3"/>
        </table:table-row>
        <table:table-row table:style-name="ro1">
          <table:table-cell office:value-type="string">
            <text:p>Black people</text:p>
          </table:table-cell>
          <table:table-cell office:value-type="string">
            <text:p>Sexual tension</text:p>
          </table:table-cell>
          <table:table-cell office:value-type="string">
            <text:p>A crappy little hand</text:p>
          </table:table-cell>
          <table:table-cell table:number-columns-repeated="3"/>
        </table:table-row>
        <table:table-row table:style-name="ro1">
          <table:table-cell office:value-type="string">
            <text:p>Chivalry</text:p>
          </table:table-cell>
          <table:table-cell office:value-type="string">
            <text:p>The forbidden fruit</text:p>
          </table:table-cell>
          <table:table-cell office:value-type="string">
            <text:p>A low standard of living</text:p>
          </table:table-cell>
          <table:table-cell table:number-columns-repeated="3"/>
        </table:table-row>
        <table:table-row table:style-name="ro2">
          <table:table-cell office:value-type="string">
            <text:p>Lunchables</text:p>
          </table:table-cell>
          <table:table-cell office:value-type="string">
            <text:p>Skeletor</text:p>
          </table:table-cell>
          <table:table-cell office:value-type="string">
            <text:p>A nuanced critique</text:p>
          </table:table-cell>
          <table:table-cell table:number-columns-repeated="3"/>
        </table:table-row>
        <table:table-row table:style-name="ro1">
          <table:table-cell office:value-type="string">
            <text:p>Bitches</text:p>
          </table:table-cell>
          <table:table-cell office:value-type="string">
            <text:p>Fancy Feast</text:p>
          </table:table-cell>
          <table:table-cell office:value-type="string">
            <text:p>Panty raids</text:p>
          </table:table-cell>
          <table:table-cell table:number-columns-repeated="3"/>
        </table:table-row>
        <table:table-row table:style-name="ro1">
          <table:table-cell office:value-type="string">
            <text:p>The profoundly handicapped</text:p>
          </table:table-cell>
          <table:table-cell office:value-type="string">
            <text:p>Being rich</text:p>
          </table:table-cell>
          <table:table-cell office:value-type="string">
            <text:p>A passionate Latino lover</text:p>
          </table:table-cell>
          <table:table-cell table:number-columns-repeated="3"/>
        </table:table-row>
        <table:table-row table:style-name="ro1">
          <table:table-cell office:value-type="string">
            <text:p>Heartwarming orphans</text:p>
          </table:table-cell>
          <table:table-cell office:value-type="string">
            <text:p>Sweet, sweet vengeance</text:p>
          </table:table-cell>
          <table:table-cell office:value-type="string">
            <text:p>A rival dojo</text:p>
          </table:table-cell>
          <table:table-cell table:number-columns-repeated="3"/>
        </table:table-row>
        <table:table-row table:style-name="ro1">
          <table:table-cell office:value-type="string">
            <text:p>MechaHitler</text:p>
          </table:table-cell>
          <table:table-cell office:value-type="string">
            <text:p>Republicans</text:p>
          </table:table-cell>
          <table:table-cell office:value-type="string">
            <text:p>A web of lies</text:p>
          </table:table-cell>
          <table:table-cell table:number-columns-repeated="3"/>
        </table:table-row>
        <table:table-row table:style-name="ro1">
          <table:table-cell office:value-type="string">
            <text:p>Fiery poops</text:p>
          </table:table-cell>
          <table:table-cell office:value-type="string">
            <text:p>A gassy antelope</text:p>
          </table:table-cell>
          <table:table-cell office:value-type="string">
            <text:p>A woman scorned</text:p>
          </table:table-cell>
          <table:table-cell table:number-columns-repeated="3"/>
        </table:table-row>
        <table:table-row table:style-name="ro2">
          <table:table-cell office:value-type="string">
            <text:p>Another goddamn vampire movie</text:p>
          </table:table-cell>
          <table:table-cell office:value-type="string">
            <text:p>Natalie Portman</text:p>
          </table:table-cell>
          <table:table-cell office:value-type="string">
            <text:p>Clams</text:p>
          </table:table-cell>
          <table:table-cell table:number-columns-repeated="3"/>
        </table:table-row>
        <table:table-row table:style-name="ro1">
          <table:table-cell office:value-type="string">
            <text:p>Tangled Slinkys</text:p>
          </table:table-cell>
          <table:table-cell office:value-type="string">
            <text:p>Copping a feel</text:p>
          </table:table-cell>
          <table:table-cell office:value-type="string">
            <text:p>Apologizing</text:p>
          </table:table-cell>
          <table:table-cell table:number-columns-repeated="3"/>
        </table:table-row>
        <table:table-row table:style-name="ro1">
          <table:table-cell office:value-type="string">
            <text:p>The true meaning of Christmas</text:p>
          </table:table-cell>
          <table:table-cell office:value-type="string">
            <text:p>Kamikaze pilots</text:p>
          </table:table-cell>
          <table:table-cell office:value-type="string">
            <text:p>Appreciative snapping</text:p>
          </table:table-cell>
          <table:table-cell table:number-columns-repeated="3"/>
        </table:table-row>
        <table:table-row table:style-name="ro1">
          <table:table-cell office:value-type="string">
            <text:p>Estrogen</text:p>
          </table:table-cell>
          <table:table-cell office:value-type="string">
            <text:p>Sean Connery</text:p>
          </table:table-cell>
          <table:table-cell office:value-type="string">
            <text:p>Neil Patrick Harris</text:p>
          </table:table-cell>
          <table:table-cell table:number-columns-repeated="3"/>
        </table:table-row>
        <table:table-row table:style-name="ro1">
          <table:table-cell office:value-type="string">
            <text:p>A zesty breakfast burrito</text:p>
          </table:table-cell>
          <table:table-cell office:value-type="string">
            <text:p>The homosexual agenda</text:p>
          </table:table-cell>
          <table:table-cell office:value-type="string">
            <text:p>Beating your wives</text:p>
          </table:table-cell>
          <table:table-cell table:number-columns-repeated="3"/>
        </table:table-row>
        <table:table-row table:style-name="ro1">
          <table:table-cell office:value-type="string">
            <text:p>That thing that electrocutes your abs</text:p>
          </table:table-cell>
          <table:table-cell office:value-type="string">
            <text:p>The hardworking Mexican</text:p>
          </table:table-cell>
          <table:table-cell office:value-type="string">
            <text:p>Being a dinosaur</text:p>
          </table:table-cell>
          <table:table-cell table:number-columns-repeated="3"/>
        </table:table-row>
        <table:table-row table:style-name="ro1">
          <table:table-cell office:value-type="string">
            <text:p>Passing a kidney stone</text:p>
          </table:table-cell>
          <table:table-cell office:value-type="string">
            <text:p>A falcon with a cap on its head</text:p>
          </table:table-cell>
          <table:table-cell office:value-type="string">
            <text:p>Shaft</text:p>
          </table:table-cell>
          <table:table-cell table:number-columns-repeated="3"/>
        </table:table-row>
        <table:table-row table:style-name="ro1">
          <table:table-cell office:value-type="string">
            <text:p>A bleached asshole</text:p>
          </table:table-cell>
          <table:table-cell office:value-type="string">
            <text:p>Altar boys</text:p>
          </table:table-cell>
          <table:table-cell office:value-type="string">
            <text:p>Bosnian chicken farmers</text:p>
          </table:table-cell>
          <table:table-cell table:number-columns-repeated="3"/>
        </table:table-row>
        <table:table-row table:style-name="ro1">
          <table:table-cell office:value-type="string">
            <text:p>Michael Jackson</text:p>
          </table:table-cell>
          <table:table-cell office:value-type="string">
            <text:p>The Kool-Aid Man</text:p>
          </table:table-cell>
          <table:table-cell office:value-type="string">
            <text:p>Nubile slave boys</text:p>
          </table:table-cell>
          <table:table-cell table:number-columns-repeated="3"/>
        </table:table-row>
        <table:table-row table:style-name="ro1">
          <table:table-cell office:value-type="string">
            <text:p>Cybernetic enhancements</text:p>
          </table:table-cell>
          <table:table-cell office:value-type="string">
            <text:p>Getting so angry that you pop a boner</text:p>
          </table:table-cell>
          <table:table-cell office:value-type="string">
            <text:p>Carnies</text:p>
          </table:table-cell>
          <table:table-cell table:number-columns-repeated="3"/>
        </table:table-row>
        <table:table-row table:style-name="ro1">
          <table:table-cell office:value-type="string">
            <text:p>Guys who don't call</text:p>
          </table:table-cell>
          <table:table-cell office:value-type="string">
            <text:p>Free samples</text:p>
          </table:table-cell>
          <table:table-cell office:value-type="string">
            <text:p>Coughing into a vagina</text:p>
          </table:table-cell>
          <table:table-cell table:number-columns-repeated="3"/>
        </table:table-row>
        <table:table-row table:style-name="ro1">
          <table:table-cell office:value-type="string">
            <text:p>Smallpox blankets</text:p>
          </table:table-cell>
          <table:table-cell office:value-type="string">
            <text:p>A big hoopla about nothing</text:p>
          </table:table-cell>
          <table:table-cell office:value-type="string">
            <text:p>Suicidal thoughts</text:p>
          </table:table-cell>
          <table:table-cell table:number-columns-repeated="3"/>
        </table:table-row>
        <table:table-row table:style-name="ro1">
          <table:table-cell office:value-type="string">
            <text:p>Masturbation</text:p>
          </table:table-cell>
          <table:table-cell office:value-type="string">
            <text:p>Doing the right thing</text:p>
          </table:table-cell>
          <table:table-cell office:value-type="string">
            <text:p>Dancing with a broom</text:p>
          </table:table-cell>
          <table:table-cell table:number-columns-repeated="3"/>
        </table:table-row>
        <table:table-row table:style-name="ro1">
          <table:table-cell office:value-type="string">
            <text:p>Classist undertones</text:p>
          </table:table-cell>
          <table:table-cell office:value-type="string">
            <text:p>The Three-Fifths compromise</text:p>
          </table:table-cell>
          <table:table-cell office:value-type="string">
            <text:p>Deflowering the princess</text:p>
          </table:table-cell>
          <table:table-cell table:number-columns-repeated="3"/>
        </table:table-row>
        <table:table-row table:style-name="ro1">
          <table:table-cell office:value-type="string">
            <text:p>Queefing</text:p>
          </table:table-cell>
          <table:table-cell office:value-type="string">
            <text:p>Lactation</text:p>
          </table:table-cell>
          <table:table-cell office:value-type="string">
            <text:p>Dorito breath</text:p>
          </table:table-cell>
          <table:table-cell table:number-columns-repeated="3"/>
        </table:table-row>
        <table:table-row table:style-name="ro1">
          <table:table-cell office:value-type="string">
            <text:p>Concealing a boner</text:p>
          </table:table-cell>
          <table:table-cell office:value-type="string">
            <text:p>World peace</text:p>
          </table:table-cell>
          <table:table-cell office:value-type="string">
            <text:p>Eating an albino</text:p>
          </table:table-cell>
          <table:table-cell table:number-columns-repeated="3"/>
        </table:table-row>
        <table:table-row table:style-name="ro1">
          <table:table-cell office:value-type="string">
            <text:p>Edible underpants</text:p>
          </table:table-cell>
          <table:table-cell office:value-type="string">
            <text:p>RoboCop</text:p>
          </table:table-cell>
          <table:table-cell office:value-type="string">
            <text:p>Enormous Scandinavian women</text:p>
          </table:table-cell>
          <table:table-cell table:number-columns-repeated="3"/>
        </table:table-row>
        <table:table-row table:style-name="ro1">
          <table:table-cell office:value-type="string">
            <text:p>Viagra</text:p>
          </table:table-cell>
          <table:table-cell office:value-type="string">
            <text:p>Chutzpah</text:p>
          </table:table-cell>
          <table:table-cell office:value-type="string">
            <text:p>Fabricating statistics</text:p>
          </table:table-cell>
          <table:table-cell table:number-columns-repeated="3"/>
        </table:table-row>
        <table:table-row table:style-name="ro1">
          <table:table-cell office:value-type="string">
            <text:p>Soup that is too hot</text:p>
          </table:table-cell>
          <table:table-cell office:value-type="string">
            <text:p>Justin Bieber</text:p>
          </table:table-cell>
          <table:table-cell office:value-type="string">
            <text:p>Finding a skeleton</text:p>
          </table:table-cell>
          <table:table-cell table:number-columns-repeated="3"/>
        </table:table-row>
        <table:table-row table:style-name="ro1">
          <table:table-cell office:value-type="string">
            <text:p>Muhammad (Praise Be Unto Him)</text:p>
          </table:table-cell>
          <table:table-cell office:value-type="string">
            <text:p>Oompa-Loompas</text:p>
          </table:table-cell>
          <table:table-cell office:value-type="string">
            <text:p>Gandalf</text:p>
          </table:table-cell>
          <table:table-cell table:number-columns-repeated="3"/>
        </table:table-row>
        <table:table-row table:style-name="ro1">
          <table:table-cell office:value-type="string">
            <text:p>Surprise Butt-Sex!</text:p>
          </table:table-cell>
          <table:table-cell office:value-type="string">
            <text:p>Genetically engineered super-soldiers</text:p>
          </table:table-cell>
          <table:table-cell office:value-type="string">
            <text:p>Inappropriate yodeling</text:p>
          </table:table-cell>
          <table:table-cell table:number-columns-repeated="3"/>
        </table:table-row>
        <table:table-row table:style-name="ro2">
          <table:table-cell office:value-type="string">
            <text:p>Five-Dollar Footlongs</text:p>
          </table:table-cell>
          <table:table-cell office:value-type="string">
            <text:p>Puberty</text:p>
          </table:table-cell>
          <table:table-cell office:value-type="string">
            <text:p>George Clooney's musk</text:p>
          </table:table-cell>
          <table:table-cell table:number-columns-repeated="3"/>
        </table:table-row>
        <table:table-row table:style-name="ro1">
          <table:table-cell office:value-type="string">
            <text:p>Drinking alone</text:p>
          </table:table-cell>
          <table:table-cell office:value-type="string">
            <text:p>Ghosts</text:p>
          </table:table-cell>
          <table:table-cell office:value-type="string">
            <text:p>Getting abducted by Peter Pan</text:p>
          </table:table-cell>
          <table:table-cell table:number-columns-repeated="3"/>
        </table:table-row>
        <table:table-row table:style-name="ro1">
          <table:table-cell office:value-type="string">
            <text:p>Dick fingers</text:p>
          </table:table-cell>
          <table:table-cell office:value-type="string">
            <text:p>An asymmetric boob job</text:p>
          </table:table-cell>
          <table:table-cell office:value-type="string">
            <text:p>Getting in her pants, politely</text:p>
          </table:table-cell>
          <table:table-cell table:number-columns-repeated="3"/>
        </table:table-row>
        <table:table-row table:style-name="ro1">
          <table:table-cell office:value-type="string">
            <text:p>Multiple stab wounds</text:p>
          </table:table-cell>
          <table:table-cell office:value-type="string">
            <text:p>Vigorous jazz hands</text:p>
          </table:table-cell>
          <table:table-cell office:value-type="string">
            <text:p>Gladiatorial combat</text:p>
          </table:table-cell>
          <table:table-cell table:number-columns-repeated="3"/>
        </table:table-row>
        <table:table-row table:style-name="ro1">
          <table:table-cell office:value-type="string">
            <text:p>Soiling oneself</text:p>
          </table:table-cell>
          <table:table-cell office:value-type="string">
            <text:p>Fingering</text:p>
          </table:table-cell>
          <table:table-cell office:value-type="string">
            <text:p>Good grammar</text:p>
          </table:table-cell>
          <table:table-cell table:number-columns-repeated="3"/>
        </table:table-row>
        <table:table-row table:style-name="ro1">
          <table:table-cell office:value-type="string">
            <text:p>Child abuse</text:p>
          </table:table-cell>
          <table:table-cell office:value-type="string">
            <text:p>Glenn Beck catching his scrotum on a curtain hook</text:p>
          </table:table-cell>
          <table:table-cell office:value-type="string">
            <text:p>Hipsters</text:p>
          </table:table-cell>
          <table:table-cell table:number-columns-repeated="3"/>
        </table:table-row>
        <table:table-row table:style-name="ro1">
          <table:table-cell office:value-type="string">
            <text:p>Anal beads</text:p>
          </table:table-cell>
          <table:table-cell office:value-type="string">
            <text:p>GoGurt</text:p>
          </table:table-cell>
          <table:table-cell office:value-type="string">
            <text:p>Historical revisionism</text:p>
          </table:table-cell>
          <table:table-cell table:number-columns-repeated="3"/>
        </table:table-row>
        <table:table-row table:style-name="ro1">
          <table:table-cell office:value-type="string">
            <text:p>Civilian casualties</text:p>
          </table:table-cell>
          <table:table-cell office:value-type="string">
            <text:p>Police brutality</text:p>
          </table:table-cell>
          <table:table-cell office:value-type="string">
            <text:p>Insatiable bloodlust</text:p>
          </table:table-cell>
          <table:table-cell table:number-columns-repeated="3"/>
        </table:table-row>
        <table:table-row table:style-name="ro1">
          <table:table-cell office:value-type="string">
            <text:p>Pulling out</text:p>
          </table:table-cell>
          <table:table-cell office:value-type="string">
            <text:p>John Wilkes Booth</text:p>
          </table:table-cell>
          <table:table-cell office:value-type="string">
            <text:p>Jafar</text:p>
          </table:table-cell>
          <table:table-cell table:number-columns-repeated="3"/>
        </table:table-row>
        <table:table-row table:style-name="ro1">
          <table:table-cell office:value-type="string">
            <text:p>Robert Downey, Jr</text:p>
          </table:table-cell>
          <table:table-cell office:value-type="string">
            <text:p>Preteens</text:p>
          </table:table-cell>
          <table:table-cell office:value-type="string">
            <text:p>Jean-Claude Van Damme</text:p>
          </table:table-cell>
          <table:table-cell table:number-columns-repeated="3"/>
        </table:table-row>
        <table:table-row table:style-name="ro1">
          <table:table-cell office:value-type="string">
            <text:p>Horse meat</text:p>
          </table:table-cell>
          <table:table-cell office:value-type="string">
            <text:p>Scalping</text:p>
          </table:table-cell>
          <table:table-cell office:value-type="string">
            <text:p>Just the tip</text:p>
          </table:table-cell>
          <table:table-cell table:number-columns-repeated="3"/>
        </table:table-row>
        <table:table-row table:style-name="ro1">
          <table:table-cell office:value-type="string">
            <text:p>A really cool hat</text:p>
          </table:table-cell>
          <table:table-cell office:value-type="string">
            <text:p>Stifling a giggle at the mention of Hutus and Tutsis</text:p>
          </table:table-cell>
          <table:table-cell office:value-type="string">
            <text:p>Mad hacky-sack skills</text:p>
          </table:table-cell>
          <table:table-cell table:number-columns-repeated="3"/>
        </table:table-row>
        <table:table-row table:style-name="ro1">
          <table:table-cell office:value-type="string">
            <text:p>Kim Jong-il</text:p>
          </table:table-cell>
          <table:table-cell office:value-type="string">
            <text:p>Tweeting</text:p>
          </table:table-cell>
          <table:table-cell office:value-type="string">
            <text:p>Leveling up</text:p>
          </table:table-cell>
          <table:table-cell table:number-columns-repeated="3"/>
        </table:table-row>
        <table:table-row table:style-name="ro1">
          <table:table-cell office:value-type="string">
            <text:p>A stray pube</text:p>
          </table:table-cell>
          <table:table-cell office:value-type="string">
            <text:p>Darth Vader</text:p>
          </table:table-cell>
          <table:table-cell office:value-type="string">
            <text:p>Literally eating shit</text:p>
          </table:table-cell>
          <table:table-cell table:number-columns-repeated="3"/>
        </table:table-row>
        <table:table-row table:style-name="ro1">
          <table:table-cell office:value-type="string">
            <text:p>Jewish fraternities</text:p>
          </table:table-cell>
          <table:table-cell office:value-type="string">
            <text:p>A sad handjob</text:p>
          </table:table-cell>
          <table:table-cell office:value-type="string">
            <text:p>Making the penises kiss</text:p>
          </table:table-cell>
          <table:table-cell table:number-columns-repeated="3"/>
        </table:table-row>
        <table:table-row table:style-name="ro1">
          <table:table-cell office:value-type="string">
            <text:p>The token minority</text:p>
          </table:table-cell>
          <table:table-cell office:value-type="string">
            <text:p>Exactly what you'd expect</text:p>
          </table:table-cell>
          <table:table-cell office:value-type="string">
            <text:p>Media coverage</text:p>
          </table:table-cell>
          <table:table-cell table:number-columns-repeated="3"/>
        </table:table-row>
        <table:table-row table:style-name="ro1">
          <table:table-cell office:value-type="string">
            <text:p>Doin' it in the butt</text:p>
          </table:table-cell>
          <table:table-cell office:value-type="string">
            <text:p>Expecting a burp and vomiting on the floor</text:p>
          </table:table-cell>
          <table:table-cell office:value-type="string">
            <text:p>Medieval Times Dinner and Tournament</text:p>
          </table:table-cell>
          <table:table-cell table:number-columns-repeated="3"/>
        </table:table-row>
        <table:table-row table:style-name="ro2">
          <table:table-cell office:value-type="string">
            <text:p>Feeding Rosie O'Donnell</text:p>
          </table:table-cell>
          <table:table-cell office:value-type="string">
            <text:p>Adderall</text:p>
          </table:table-cell>
          <table:table-cell office:value-type="string">
            <text:p>Moral ambiguity</text:p>
          </table:table-cell>
          <table:table-cell table:number-columns-repeated="3"/>
        </table:table-row>
        <table:table-row table:style-name="ro1">
          <table:table-cell office:value-type="string">
            <text:p>Teaching a robot to love</text:p>
          </table:table-cell>
          <table:table-cell office:value-type="string">
            <text:p>Embryonic stem cells</text:p>
          </table:table-cell>
          <table:table-cell office:value-type="string">
            <text:p>My machete</text:p>
          </table:table-cell>
          <table:table-cell table:number-columns-repeated="3"/>
        </table:table-row>
        <table:table-row table:style-name="ro2">
          <table:table-cell office:value-type="string">
            <text:p>A can of whoop-ass</text:p>
          </table:table-cell>
          <table:table-cell office:value-type="string">
            <text:p>Tasteful side-boob</text:p>
          </table:table-cell>
          <table:table-cell office:value-type="string">
            <text:p>One thousand Slim Jims</text:p>
          </table:table-cell>
          <table:table-cell table:number-columns-repeated="3"/>
        </table:table-row>
        <table:table-row table:style-name="ro1">
          <table:table-cell office:value-type="string">
            <text:p>A windmill full of corpses</text:p>
          </table:table-cell>
          <table:table-cell office:value-type="string">
            <text:p>Panda sex</text:p>
          </table:table-cell>
          <table:table-cell office:value-type="string">
            <text:p>Ominous background music</text:p>
          </table:table-cell>
          <table:table-cell table:number-columns-repeated="3"/>
        </table:table-row>
        <table:table-row table:style-name="ro1">
          <table:table-cell office:value-type="string">
            <text:p>Count Chocula</text:p>
          </table:table-cell>
          <table:table-cell office:value-type="string">
            <text:p>An icepick lobotomy</text:p>
          </table:table-cell>
          <table:table-cell office:value-type="string">
            <text:p>Overpowering your father</text:p>
          </table:table-cell>
          <table:table-cell table:number-columns-repeated="3"/>
        </table:table-row>
        <table:table-row table:style-name="ro1">
          <table:table-cell office:value-type="string">
            <text:p>Wearing underwear inside-out to avoid doing laundry</text:p>
          </table:table-cell>
          <table:table-cell office:value-type="string">
            <text:p>Tom Cruise</text:p>
          </table:table-cell>
          <table:table-cell office:value-type="string">
            <text:p>Pistol-whipping a hostage</text:p>
          </table:table-cell>
          <table:table-cell table:number-columns-repeated="3"/>
        </table:table-row>
        <table:table-row table:style-name="ro1">
          <table:table-cell office:value-type="string">
            <text:p>A death ray</text:p>
          </table:table-cell>
          <table:table-cell office:value-type="string">
            <text:p>Mouth herpes</text:p>
          </table:table-cell>
          <table:table-cell office:value-type="string">
            <text:p>Quiche</text:p>
          </table:table-cell>
          <table:table-cell table:number-columns-repeated="3"/>
        </table:table-row>
        <table:table-row table:style-name="ro1">
          <table:table-cell office:value-type="string">
            <text:p>The glass ceiling</text:p>
          </table:table-cell>
          <table:table-cell office:value-type="string">
            <text:p>Sperm whales</text:p>
          </table:table-cell>
          <table:table-cell office:value-type="string">
            <text:p>Quivering jowls</text:p>
          </table:table-cell>
          <table:table-cell table:number-columns-repeated="3"/>
        </table:table-row>
        <table:table-row table:style-name="ro1">
          <table:table-cell office:value-type="string">
            <text:p>A cooler full of organs</text:p>
          </table:table-cell>
          <table:table-cell office:value-type="string">
            <text:p>Homeless people</text:p>
          </table:table-cell>
          <table:table-cell office:value-type="string">
            <text:p>Revenge fucking</text:p>
          </table:table-cell>
          <table:table-cell table:number-columns-repeated="3"/>
        </table:table-row>
        <table:table-row table:style-name="ro1">
          <table:table-cell office:value-type="string">
            <text:p>The American Dream</text:p>
          </table:table-cell>
          <table:table-cell office:value-type="string">
            <text:p>Third base</text:p>
          </table:table-cell>
          <table:table-cell office:value-type="string">
            <text:p>Ripping into a man's chest and pulling out his still-beating heart</text:p>
          </table:table-cell>
          <table:table-cell table:number-columns-repeated="3"/>
        </table:table-row>
        <table:table-row table:style-name="ro1">
          <table:table-cell office:value-type="string">
            <text:p>Keg stands</text:p>
          </table:table-cell>
          <table:table-cell office:value-type="string">
            <text:p>Incest</text:p>
          </table:table-cell>
          <table:table-cell office:value-type="string">
            <text:p>Ryan Gosling riding in on a white horse</text:p>
          </table:table-cell>
          <table:table-cell table:number-columns-repeated="3"/>
        </table:table-row>
        <table:table-row table:style-name="ro1">
          <table:table-cell office:value-type="string">
            <text:p>When you fart and a little bit comes out</text:p>
          </table:table-cell>
          <table:table-cell office:value-type="string">
            <text:p>Pac-Man uncontrollably guzzling cum</text:p>
          </table:table-cell>
          <table:table-cell office:value-type="string">
            <text:p>Santa Claus</text:p>
          </table:table-cell>
          <table:table-cell table:number-columns-repeated="3"/>
        </table:table-row>
        <table:table-row table:style-name="ro1">
          <table:table-cell office:value-type="string">
            <text:p>Take-backsies</text:p>
          </table:table-cell>
          <table:table-cell office:value-type="string">
            <text:p>A mime having a stroke</text:p>
          </table:table-cell>
          <table:table-cell office:value-type="string">
            <text:p>Scrotum tickling</text:p>
          </table:table-cell>
          <table:table-cell table:number-columns-repeated="3"/>
        </table:table-row>
        <table:table-row table:style-name="ro1">
          <table:table-cell office:value-type="string">
            <text:p>Dead babies</text:p>
          </table:table-cell>
          <table:table-cell office:value-type="string">
            <text:p>Hulk Hogan</text:p>
          </table:table-cell>
          <table:table-cell office:value-type="string">
            <text:p>Sexual humiliation</text:p>
          </table:table-cell>
          <table:table-cell table:number-columns-repeated="3"/>
        </table:table-row>
        <table:table-row table:style-name="ro1">
          <table:table-cell office:value-type="string">
            <text:p>Foreskin</text:p>
          </table:table-cell>
          <table:table-cell office:value-type="string">
            <text:p>God</text:p>
          </table:table-cell>
          <table:table-cell office:value-type="string">
            <text:p>Sexy Siamese twins</text:p>
          </table:table-cell>
          <table:table-cell table:number-columns-repeated="3"/>
        </table:table-row>
        <table:table-row table:style-name="ro1">
          <table:table-cell office:value-type="string">
            <text:p>Saxophone solos</text:p>
          </table:table-cell>
          <table:table-cell office:value-type="string">
            <text:p>Scrubbing under the folds</text:p>
          </table:table-cell>
          <table:table-cell office:value-type="string">
            <text:p>Slow motion</text:p>
          </table:table-cell>
          <table:table-cell table:number-columns-repeated="3"/>
        </table:table-row>
        <table:table-row table:style-name="ro1">
          <table:table-cell office:value-type="string">
            <text:p>Italians</text:p>
          </table:table-cell>
          <table:table-cell office:value-type="string">
            <text:p>Golden showers</text:p>
          </table:table-cell>
          <table:table-cell office:value-type="string">
            <text:p>Space muffins</text:p>
          </table:table-cell>
          <table:table-cell table:number-columns-repeated="3"/>
        </table:table-row>
        <table:table-row table:style-name="ro1">
          <table:table-cell office:value-type="string">
            <text:p>A fetus</text:p>
          </table:table-cell>
          <table:table-cell office:value-type="string">
            <text:p>Emotions</text:p>
          </table:table-cell>
          <table:table-cell office:value-type="string">
            <text:p>Statistically validated stereotypes</text:p>
          </table:table-cell>
          <table:table-cell table:number-columns-repeated="3"/>
        </table:table-row>
        <table:table-row table:style-name="ro1">
          <table:table-cell office:value-type="string">
            <text:p>Firing a rifle into the air while balls deep in a squealing hog</text:p>
          </table:table-cell>
          <table:table-cell office:value-type="string">
            <text:p>Licking things to claim them as your own</text:p>
          </table:table-cell>
          <table:table-cell office:value-type="string">
            <text:p>Sudden Poop Explosion Disease</text:p>
          </table:table-cell>
          <table:table-cell table:number-columns-repeated="3"/>
        </table:table-row>
        <table:table-row table:style-name="ro1">
          <table:table-cell office:value-type="string">
            <text:p>Dick Cheney</text:p>
          </table:table-cell>
          <table:table-cell office:value-type="string">
            <text:p>Pabst Blue Ribbon</text:p>
          </table:table-cell>
          <table:table-cell office:value-type="string">
            <text:p>The boners of the elderly</text:p>
          </table:table-cell>
          <table:table-cell table:number-columns-repeated="3"/>
        </table:table-row>
        <table:table-row table:style-name="ro1">
          <table:table-cell office:value-type="string">
            <text:p>Amputees</text:p>
          </table:table-cell>
          <table:table-cell office:value-type="string">
            <text:p>The placenta</text:p>
          </table:table-cell>
          <table:table-cell office:value-type="string">
            <text:p>The economy</text:p>
          </table:table-cell>
          <table:table-cell table:number-columns-repeated="3"/>
        </table:table-row>
        <table:table-row table:style-name="ro1">
          <table:table-cell office:value-type="string">
            <text:p>Eugenics</text:p>
          </table:table-cell>
          <table:table-cell office:value-type="string">
            <text:p>Spontaneous human combustion</text:p>
          </table:table-cell>
          <table:table-cell office:value-type="string">
            <text:p>The Fanta girls</text:p>
          </table:table-cell>
          <table:table-cell table:number-columns-repeated="3"/>
        </table:table-row>
        <table:table-row table:style-name="ro1">
          <table:table-cell office:value-type="string">
            <text:p>My relationship status</text:p>
          </table:table-cell>
          <table:table-cell office:value-type="string">
            <text:p>Friends with benefits</text:p>
          </table:table-cell>
          <table:table-cell office:value-type="string">
            <text:p>The Gulags</text:p>
          </table:table-cell>
          <table:table-cell table:number-columns-repeated="3"/>
        </table:table-row>
        <table:table-row table:style-name="ro1">
          <table:table-cell office:value-type="string">
            <text:p>Christopher Walken</text:p>
          </table:table-cell>
          <table:table-cell office:value-type="string">
            <text:p>Finger painting</text:p>
          </table:table-cell>
          <table:table-cell office:value-type="string">
            <text:p>The harsh light of day</text:p>
          </table:table-cell>
          <table:table-cell table:number-columns-repeated="3"/>
        </table:table-row>
        <table:table-row table:style-name="ro1">
          <table:table-cell office:value-type="string">
            <text:p>Bees?</text:p>
          </table:table-cell>
          <table:table-cell office:value-type="string">
            <text:p>The hiccups</text:p>
          </table:table-cell>
          <table:table-cell office:value-type="string">
            <text:p>Old-people smell</text:p>
          </table:table-cell>
          <table:table-cell table:number-columns-repeated="3"/>
        </table:table-row>
        <table:table-row table:style-name="ro1">
          <table:table-cell office:value-type="string">
            <text:p>Harry Potter erotica</text:p>
          </table:table-cell>
          <table:table-cell office:value-type="string">
            <text:p>Dying of dysentery</text:p>
          </table:table-cell>
          <table:table-cell office:value-type="string">
            <text:p>The shambling corpse of Larry King</text:p>
          </table:table-cell>
          <table:table-cell table:number-columns-repeated="3"/>
        </table:table-row>
        <table:table-row table:style-name="ro1">
          <table:table-cell office:value-type="string">
            <text:p>College</text:p>
          </table:table-cell>
          <table:table-cell office:value-type="string">
            <text:p>My inner demons</text:p>
          </table:table-cell>
          <table:table-cell office:value-type="string">
            <text:p>The four arms of Vishnu</text:p>
          </table:table-cell>
          <table:table-cell table:number-columns-repeated="3"/>
        </table:table-row>
        <table:table-row table:style-name="ro2">
          <table:table-cell office:value-type="string">
            <text:p>Getting drunk on mouthwash</text:p>
          </table:table-cell>
          <table:table-cell office:value-type="string">
            <text:p>A Super Soaker full of cat pee</text:p>
          </table:table-cell>
          <table:table-cell office:value-type="string">
            <text:p>Being a busy adult with many important things to do</text:p>
          </table:table-cell>
          <table:table-cell table:number-columns-repeated="3"/>
        </table:table-row>
        <table:table-row table:style-name="ro1">
          <table:table-cell office:value-type="string">
            <text:p>Nazis</text:p>
          </table:table-cell>
          <table:table-cell office:value-type="string">
            <text:p>Aaron Burr</text:p>
          </table:table-cell>
          <table:table-cell office:value-type="string">
            <text:p>Tripping balls</text:p>
          </table:table-cell>
          <table:table-cell table:number-columns-repeated="3"/>
        </table:table-row>
        <table:table-row table:style-name="ro1">
          <table:table-cell office:value-type="string">
            <text:p>8 oz of sweet Mexican black-tar heroin</text:p>
          </table:table-cell>
          <table:table-cell office:value-type="string">
            <text:p>Words, words, words</text:p>
          </table:table-cell>
          <table:table-cell office:value-type="string">
            <text:p>Cuddling</text:p>
          </table:table-cell>
          <table:table-cell table:number-columns-repeated="3"/>
        </table:table-row>
        <table:table-row table:style-name="ro1">
          <table:table-cell office:value-type="string">
            <text:p>Stephen Hawking talking dirty</text:p>
          </table:table-cell>
          <table:table-cell office:value-type="string">
            <text:p>The chronic</text:p>
          </table:table-cell>
          <table:table-cell office:value-type="string">
            <text:p>Zeus's sexual appetit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8">00/00/0000</text:date>, <text:time style:data-style-name="N2" text:time-value="0000-00-00T12:37:51.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8T12:38:50.17</dc:date>
    <dc:creator>Mark David Scott Cunningham</dc:creator>
    <meta:generator>LibreOffice/3.6$Windows_x86 LibreOffice_project/2ef5aff-a6fb0ff-166bdff-cf087ad-0f1389</meta:generator>
    <meta:editing-duration>PT12S</meta:editing-duration>
    <meta:editing-cycles>5</meta:editing-cycles>
    <meta:document-statistic meta:table-count="1" meta:cell-count="540" meta:object-count="0"/>
  </office:meta>
</office:document-meta>
</file>